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Create table<text:s/><text:bookmark-start text:name="Bookmark"/>office<text:bookmark-end text:name="Bookmark"/>(</text:p>
      <text:p text:style-name="Standard">Office_id number(4) not null,</text:p>
      <text:p text:style-name="Standard">Office_address varchar(100) not null,</text:p>
      <text:p text:style-name="Standard">Office_name varchar(50) not null,</text:p>
      <text:p text:style-name="Standard">primary key(Office_id) );</text:p>
      <text:p text:style-name="Standard"/>
      <text:p text:style-name="Standard">alter table office</text:p>
      <text:p text:style-name="Standard">add<text:s/>office_add_ST varchar(50);</text:p>
      <text:p text:style-name="Standard">add office_add_dis varchar(50);</text:p>
      <text:p text:style-name="Standard">add office_add_sta varchar(50);</text:p>
      <text:p text:style-name="Standard"/>
      <text:p text:style-name="Standard">Create table payment(</text:p>
      <text:p text:style-name="Standard">Pay_id number(3) not null,</text:p>
      <text:p text:style-name="Standard">Total_price number(11,2) not null,</text:p>
      <text:p text:style-name="Standard">Mode_of_payment varchar(500) not null,</text:p>
      <text:p text:style-name="Standard">primary key(Pay_id)) ;</text:p>
      <text:p text:style-name="Standard"/>
      <text:p text:style-name="Standard">alter table payment</text:p>
      <text:p text:style-name="Standard">add trans_status varchar(20);</text:p>
      <text:p text:style-name="Standard"/>
      <text:p text:style-name="Standard">Create table type_of_wash(</text:p>
      <text:p text:style-name="Standard">Wash_id number(4) not null,</text:p>
      <text:p text:style-name="Standard">Wash_name varchar(30) not null,</text:p>
      <text:p text:style-name="Standard">Description varchar(60) not null,</text:p>
      <text:p text:style-name="Standard"><text:s/>primary key(wash_id) );</text:p>
      <text:p text:style-name="Standard"/>
      <text:p text:style-name="Standard">Create table employee(</text:p>
      <text:p text:style-name="Standard">Emp_id number(4) not null,</text:p>
      <text:p text:style-name="Standard">Emp_address varchar(50)<text:s/>not null,</text:p>
      <text:p text:style-name="Standard">Emp_salary number(15,4) not null,</text:p>
      <text:p text:style-name="Standard">Emp_name varchar(50) not null,</text:p>
      <text:p text:style-name="Standard">emp_dob date,</text:p>
      <text:p text:style-name="Standard">office_id number(4) not null,</text:p>
      <text:p text:style-name="Standard">primary key(Emp_id),</text:p>
      <text:p text:style-name="Standard">foreign key (office_id) references office(office_id) );</text:p>
      <text:p text:style-name="Standard"/>
      <text:p text:style-name="Standard">alter table employee add join_date date;</text:p>
      <text:p text:style-name="Standard"/>
      <text:p text:style-name="Standard">create table service(</text:p>
      <text:p text:style-name="Standard">service_id number(4) not null,</text:p>
      <text:p text:style-name="Standard">duration varchar(50) not null,</text:p>
      <text:p text:style-name="Standard">paint_colour varchar(50),</text:p>
      <text:p text:style-name="Standard">tinkering varchar(60),</text:p>
      <text:p text:style-name="Standard">primary key(service_id),</text:p>
      <text:p text:style-name="Standard">wash_id number(4) not null,</text:p>
      <text:p text:style-name="Standard">foreign key(wash_id) references type_of_wash(wash_id) );</text:p>
      <text:p text:style-name="Standard"/>
      <text:p text:style-name="Standard">create table customer_service(</text:p>
      <text:p text:style-name="Standard">customer_service_id number(4) not null,</text:p>
      <text:p text:style-name="Standard">service_id number(4) not null ,</text:p>
      <text:p text:style-name="Standard">office_id number(4) not null ,</text:p>
      <text:p text:style-name="Standard">start_date date not null,</text:p>
      <text:soft-page-break/>
      <text:p text:style-name="Standard">deliver_date date not null,</text:p>
      <text:p text:style-name="Standard">primary key (customer_service_id),</text:p>
      <text:p text:style-name="Standard"><text:s/>foreign key (service_id) references service(service_id),</text:p>
      <text:p text:style-name="Standard">foreign key (office_id) references office(office_id) );</text:p>
      <text:p text:style-name="Standard"/>
      <text:p text:style-name="Standard">create table tookby(</text:p>
      <text:p text:style-name="Standard">customer_service_id number(4) not null,</text:p>
      <text:p text:style-name="Standard">emp_id number(4) not null,</text:p>
      <text:p text:style-name="Standard">primary key(customer_service_id ,emp_id ),</text:p>
      <text:p text:style-name="Standard">foreign key(customer_service_id) references customer_service(customer_service_id),</text:p>
      <text:p text:style-name="Standard">foreign key(emp_id) references employee(emp_id) );</text:p>
      <text:p text:style-name="Standard"/>
      <text:p text:style-name="Standard">create table customer(</text:p>
      <text:p text:style-name="Standard">customer_id number(4) not null ,</text:p>
      <text:p text:style-name="Standard">customer_address varchar(60) not null,</text:p>
      <text:p text:style-name="Standard">car_number varchar(30) not null,</text:p>
      <text:p text:style-name="Standard">gender varchar(15) not null,</text:p>
      <text:p text:style-name="Standard">customer_name varchar(20) not null,</text:p>
      <text:p text:style-name="Standard">contact_no number(10) not null,</text:p>
      <text:p text:style-name="Standard">office_id number(4) not null ,</text:p>
      <text:p text:style-name="Standard">primary key(customer_id),</text:p>
      <text:p text:style-name="Standard">customer_service_id number(4) not null ,</text:p>
      <text:p text:style-name="Standard">foreign key(office_id) references office(office_id),</text:p>
      <text:p text:style-name="Standard">foreign key(customer_service_id) references customer_service(customer_service_id) <text:s/>);</text:p>
      <text:p text:style-name="Standard"/>
      <text:p text:style-name="Standard">create table car(</text:p>
      <text:p text:style-name="Standard">colour varchar(20) ,</text:p>
      <text:p text:style-name="Standard">model varchar(20) not null,</text:p>
      <text:p text:style-name="Standard">car_name varchar(20) not null,</text:p>
      <text:p text:style-name="Standard">car_id number(4) not null,</text:p>
      <text:p text:style-name="Standard">primary key (car_id),</text:p>
      <text:p text:style-name="Standard">customer_id number(4) not null,</text:p>
      <text:p text:style-name="Standard">foreign key (customer_id) references customer(customer_id)<text:s/><text:s/>);</text:p>
      <text:p text:style-name="Standard"/>
      <text:p text:style-name="Standard">create table booking(</text:p>
      <text:p text:style-name="Standard">booking_id number(3) not null,</text:p>
      <text:p text:style-name="Standard">pay_id number(3) not null ,</text:p>
      <text:p text:style-name="Standard">office_id number(4) not null,</text:p>
      <text:p text:style-name="Standard">duration varchar(30) not null,</text:p>
      <text:p text:style-name="Standard">service_id number(4) not null,</text:p>
      <text:p text:style-name="Standard">customer_id number(4) not null,</text:p>
      <text:p text:style-name="Standard">car_id number(4) not null,</text:p>
      <text:p text:style-name="Standard">primary key(booking_id),</text:p>
      <text:p text:style-name="Standard">foreign key (pay_id) references payment(pay_id),</text:p>
      <text:p text:style-name="Standard">foreign key (service_id) references service(service_id),</text:p>
      <text:p text:style-name="Standard">foreign key (customer_id) references customer(customer_id),</text:p>
      <text:p text:style-name="Standard">foreign key (office_id) references office( office_id),</text:p>
      <text:p text:style-name="Standard">foreign key (car_id) references car(car_id) );</text:p>
      <text:p text:style-name="Standard"/>
      <text:p text:style-name="Standard"/>
      <text:p text:style-name="Standard"/>
      <text:p text:style-name="Standard">Insert into office(office_id,office_address,Office_name) values (2001,’45 Ranganathan st,west<text:s/><text:soft-page-break/>mambalam Chennai,TamilNadu’,’Car_care’);</text:p>
      <text:p text:style-name="Standard">Insert into office(office_id,office_address,Office_name) values (2002,’51 saradapuram,mylapore Chennai,TamilNadu’,’Diamond car wash’);</text:p>
      <text:p text:style-name="Standard">Insert into office(office_id,office_address,Office_name) values(2003,’5 andheri kurla road, <text:s/>Mumbai,Maharashtra’,’splash washers’);</text:p>
      <text:p text:style-name="Standard">Insert into office(office_id,office_address,Office_name) values (2004,’7 new link road,Andheri west, Mumbai,Maharashtra’,’majestic car wash’);</text:p>
      <text:p text:style-name="Standard">Insert into office(office_id,office_address,Office_name) values (2005,’699 avinashi road, Coimbatore,TamilNadu’,’Car spa’);</text:p>
      <text:p text:style-name="Standard">Insert into office(office_id,office_address,Office_name) values(2006,’41 Raja<text:s/>st, Coimbatore,TamilNadu’,’Mega car wash’);</text:p>
      <text:p text:style-name="Standard">Insert into office(office_id,office_address,Office_name) values (2007,’18 alanganallur Madurai,TamilNadu’,’Car shine’);</text:p>
      <text:p text:style-name="Standard">Insert into office(office_id,office_address,Office_name) values (2008,’3 alagappa nagar, Madurai,TamilNadu’,’Auto click’);</text:p>
      <text:p text:style-name="Standard">Insert into office(office_id,office_address,Office_name) values (2009,’32 karungalpalayam , Erode,TamilNadu’,’Fast and clean’);</text:p>
      <text:p text:style-name="Standard">Insert into office(office_id,office_address,Office_name) values (2010,’66 theppukulam<text:s/>Erode,TamilNadu’,’Royal Car wash’);</text:p>
      <text:p text:style-name="Standard"/>
      <text:p text:style-name="Standard">update office set office_ADD_ST=’45 Ranganathan st,west mambalam' where office_id=2001;</text:p>
      <text:p text:style-name="Standard">update office set office_ADD_ST=’51 Saradapuram,mylapore' where office_id=2002;</text:p>
      <text:p text:style-name="Standard">update office set office_ADD_ST=’5 Andheri kurla road' where office_id=2003;</text:p>
      <text:p text:style-name="Standard">update office set office_ADD_ST=’7 New link road,Andheri west' where office_id=2004;</text:p>
      <text:p text:style-name="Standard">update office set office_ADD_ST=’699 avinashi road' where office_id=2005;</text:p>
      <text:p text:style-name="Standard">update office set office_ADD_ST=’41 Raja st' where office_id=2006;</text:p>
      <text:p text:style-name="Standard">update office set office_ADD_ST=’18 alanganallur' where office_id=2007;</text:p>
      <text:p text:style-name="Standard">update office set office_ADD_ST=’3 alagappa nagar' where office_id=2008;</text:p>
      <text:p text:style-name="Standard">update office set office_ADD_ST=’32 karungalpalayam' where office_id=2009;</text:p>
      <text:p text:style-name="Standard">update office set office_ADD_ST=’66 theppukulam' where office_id=2010;</text:p>
      <text:p text:style-name="Standard"/>
      <text:p text:style-name="Standard"/>
      <text:p text:style-name="Standard">update office set office_ADD_dis=’Chennai' where office_id=2001;</text:p>
      <text:p text:style-name="Standard">update office set office_ADD_dis=’Chennai' where office_id=2002;</text:p>
      <text:p text:style-name="Standard">update office set office_ADD_dis=’Mumbai' where office_id=2003;</text:p>
      <text:p text:style-name="Standard">update office set office_ADD_dis=’Mumbai' where office_id=2004;</text:p>
      <text:p text:style-name="Standard">update office set office_ADD_dis=’Coimbatore' where office_id=2005;</text:p>
      <text:p text:style-name="Standard">update office set office_ADD_dis=’Coimbatore' where office_id=2006;</text:p>
      <text:p text:style-name="Standard">update office set office_ADD_dis=’Madurai' where office_id=2007;</text:p>
      <text:p text:style-name="Standard">update office set office_ADD_dis=’Madurai' where office_id=2008;</text:p>
      <text:p text:style-name="Standard">update office set office_ADD_dis=’Erode' where office_id=2009;</text:p>
      <text:p text:style-name="Standard">update office set office_ADD_dis=’Erode' where office_id=2010;</text:p>
      <text:p text:style-name="Standard"/>
      <text:p text:style-name="Standard">update office set office_ADD_sta=’TamilNadu' where office_id=2001;</text:p>
      <text:p text:style-name="Standard">update office set<text:s/>office_ADD_sta=’TamilNadu' where office_id=2002;</text:p>
      <text:p text:style-name="Standard">update office set office_ADD_sta=’Maharashtra' where office_id=2003;</text:p>
      <text:p text:style-name="Standard">update office set office_ADD_sta=’Maharashtra' where office_id=2004;</text:p>
      <text:p text:style-name="Standard">update office set office_ADD_sta=’TamilNadu' where office_id=2005;</text:p>
      <text:p text:style-name="Standard">update office set office_ADD_sta=’TamilNadu' where office_id=2006;</text:p>
      <text:p text:style-name="Standard">update office set office_ADD_sta=’TamilNadu' where office_id=2007;</text:p>
      <text:p text:style-name="Standard">update office set office_ADD_sta=’TamilNadu' where office_id=2008;</text:p>
      <text:p text:style-name="Standard">update office set office_ADD_sta=’TamilNadu' where office_id=2009;</text:p>
      <text:soft-page-break/>
      <text:p text:style-name="Standard">update office set office_ADD_sta=’TamilNadu' where office_id=2010;</text:p>
      <text:p text:style-name="Standard"/>
      <text:p text:style-name="Standard"/>
      <text:p text:style-name="Standard"/>
      <text:p text:style-name="Standard">Insert into payment (PAY_ID,TOTAL_PRICE,MODE_OF_PAYMENT) values(801,1000,’cash’);</text:p>
      <text:p text:style-name="Standard">Insert into payment (PAY_ID,TOTAL_PRICE,MODE_OF_PAYMENT) values(802,1000,’credit card’);</text:p>
      <text:p text:style-name="Standard">Insert into payment (PAY_ID,TOTAL_PRICE,MODE_OF_PAYMENT) values(803,500,’cash’);</text:p>
      <text:p text:style-name="Standard">Insert into payment (PAY_ID,TOTAL_PRICE,MODE_OF_PAYMENT) values(804,500,’cash’);</text:p>
      <text:p text:style-name="Standard">Insert into payment (PAY_ID,TOTAL_PRICE,MODE_OF_PAYMENT) values(805,1000,’credit card’);</text:p>
      <text:p text:style-name="Standard">Insert into payment (PAY_ID,TOTAL_PRICE,MODE_OF_PAYMENT) values(806,400,’cash’);</text:p>
      <text:p text:style-name="Standard">Insert into payment (PAY_ID,TOTAL_PRICE,MODE_OF_PAYMENT) values(807,600,’cash’);</text:p>
      <text:p text:style-name="Standard">Insert into payment (PAY_ID,TOTAL_PRICE,MODE_OF_PAYMENT) values(808,900,’credit card’);</text:p>
      <text:p text:style-name="Standard">Insert into payment (PAY_ID,TOTAL_PRICE,MODE_OF_PAYMENT) values(809,1100,’credit card’);</text:p>
      <text:p text:style-name="Standard">Insert into payment (PAY_ID,TOTAL_PRICE,MODE_OF_PAYMENT) values(810,800,’cash’);</text:p>
      <text:p text:style-name="Standard"/>
      <text:p text:style-name="Standard">Update payment set trans_status=’pending’;</text:p>
      <text:p text:style-name="Standard">Update payment set ode_of_payment=’cash’;</text:p>
      <text:p text:style-name="Standard"/>
      <text:p text:style-name="Standard"/>
      <text:p text:style-name="Standard">Insert into type_of_wash(wash_id,wash_name,description)<text:s/>values(1001, ’ Handwash ’, 'minimizes scratching');</text:p>
      <text:p text:style-name="Standard">Insert into type_of_wash values(1002, ’Waterless wash’, 'uses spray bottles and microfiber towels’);</text:p>
      <text:p text:style-name="Standard">Insert into type_of_wash values(1003, ’Rinseless wash’, 'hybrid of waterless and handwash’);</text:p>
      <text:p text:style-name="Standard">Insert<text:s/>into type_of_wash values(1004, ’Automatic wash’, 'uses machinery -in conveyer belt’);</text:p>
      <text:p text:style-name="Standard">Insert into type_of_wash values(1005, ’Brushless wash’, 'uses soft cloth - in machinery’);</text:p>
      <text:p text:style-name="Standard">Insert into type_of_wash values(1006, ’Touch less wash’, 'uses pressure washers<text:s/>and pressurized air');</text:p>
      <text:p text:style-name="Standard">Insert into type_of_wash values(1007, ’ self-service wash ’, 'Allows customers to use car wash tools’);</text:p>
      <text:p text:style-name="Standard">Insert into type_of_wash values(1008, ’ Auto-Detail wash ’, 'professional wash – interior and exterior wash’);</text:p>
      <text:p text:style-name="Standard">Insert into<text:s/>type_of_wash values(1009, ’ steam car wash ’, 'Also kills bugs, germs eliminates wastewater’);</text:p>
      <text:p text:style-name="Standard">Insert into type_of_wash values(1010, ’ pet washing ’, 'car wash including pet wash’);</text:p>
      <text:p text:style-name="Standard">Insert into type_of_wash values(1011, ’ chemical wash ’, 'uses chemicals for bright look’);</text:p>
      <text:p text:style-name="Standard"/>
      <text:p text:style-name="Standard">insert into employee (emp_id,emp_address,emp_salary,emp_name,emp_dob,office_id) values (3001,'Chennai,TamilNadu',7000,'Michael','24-JAN-1990',2001);</text:p>
      <text:p text:style-name="Standard">insert into employee (emp_id,emp_address,emp_salary,emp_name,emp_dob,office_id) values(3002,'Chennai,TamilNadu',7000,'Madhan','02-APR-1993',2001);</text:p>
      <text:p text:style-name="Standard">insert into employee (emp_id,emp_address,emp_salary,emp_name,emp_dob,office_id) values(3003,'Chennai,TamilNadu',7500,'Kamaraj','17-JUL-1989',2001);</text:p>
      <text:p text:style-name="Standard">insert into employee (emp_id,emp_address,emp_salary,emp_name,emp_dob,office_id) values(3004,'Mumbai,Maharashtra',9000,'Dev','06-MAR-1995',2003);</text:p>
      <text:p text:style-name="Standard">insert into employee (emp_id,emp_address,emp_salary,emp_name,emp_dob,office_id) values(3005,'Mumbai,Maharashtra',9000,'Kumar','10-OCT-1992',2003);</text:p>
      <text:p text:style-name="Standard">insert into employee (emp_id,emp_address,emp_salary,emp_name,emp_dob,office_id) values(3006,'Chennai,TamilNadu',7000,'Kathir','21-JAN-1992',2002);</text:p>
      <text:soft-page-break/>
      <text:p text:style-name="Standard">insert into employee (emp_id,emp_address,emp_salary,emp_name,emp_dob,office_id) values(3007,'Chennai,TamilNadu',7000,'Bala','15-OCT-1993',2002);</text:p>
      <text:p text:style-name="Standard">insert into employee (emp_id,emp_address,emp_salary,emp_name,emp_dob,office_id) values (3008,'Chennai,TamilNadu',8000,'Adithya','1-OCT-1985',2002);</text:p>
      <text:p text:style-name="Standard">insert into employee (emp_id,emp_address,emp_salary,emp_name,emp_dob,office_id) values (3009,'Mumbai,Maharashtra',8500,'Patel','12-DEC-1985',2004);</text:p>
      <text:p text:style-name="Standard">insert into employee (emp_id,emp_address,emp_salary,emp_name,emp_dob,office_id) values(3010,'Mumbai,Maharashtra',8500,'Guru','19-JUn-1987',2004);</text:p>
      <text:p text:style-name="Standard">insert into employee (emp_id,emp_address,emp_salary,emp_name,emp_dob,office_id) values (3011,'Mumbai,Maharashtra',9000,'Sathya','19-JUN-1987',2004);</text:p>
      <text:p text:style-name="Standard"/>
      <text:p text:style-name="Standard">update EMPLOYEE set EMP_ADD_DIS=’Chennai' where EMP_id=3001;</text:p>
      <text:p text:style-name="Standard">update EMPLOYEE set EMP_ADD_DIS=’Chennai' where EMP_id=3002;</text:p>
      <text:p text:style-name="Standard">update EMPLOYEE set EMP_ADD_DIS=’Chennai' where EMP_id=3003;</text:p>
      <text:p text:style-name="Standard">update EMPLOYEE set EMP_ADD_DIS=’Mumbai' where EMP_id=3004;</text:p>
      <text:p text:style-name="Standard">update EMPLOYEE set EMP_ADD_DIS=’Mumbai' where EMP_id=3005;</text:p>
      <text:p text:style-name="Standard">update EMPLOYEE set EMP_ADD_DIS=’Chennai' where EMP_id=3006;</text:p>
      <text:p text:style-name="Standard">update EMPLOYEE set EMP_ADD_DIS=’Chennai' where EMP_id=3007;</text:p>
      <text:p text:style-name="Standard">update EMPLOYEE set EMP_ADD_DIS=’Chennai' where EMP_id=3008;</text:p>
      <text:p text:style-name="Standard">update EMPLOYEE set EMP_ADD_DIS=’Mumbai' where EMP_id=3009;</text:p>
      <text:p text:style-name="Standard">update EMPLOYEE set EMP_ADD_DIS=’Mumbai' where EMP_id=3010;</text:p>
      <text:p text:style-name="Standard">update EMPLOYEE set EMP_ADD_DIS=’Mumbai' where EMP_id=3011;</text:p>
      <text:p text:style-name="Standard"/>
      <text:p text:style-name="Standard">update EMPLOYEE set EMP_ADD_Sta=’TamilNadu' where EMP_id=3001;</text:p>
      <text:p text:style-name="Standard">update EMPLOYEE set EMP_ADD_Sta=’TamilNadu' where EMP_id=3002;</text:p>
      <text:p text:style-name="Standard">update EMPLOYEE set EMP_ADD_Sta=’TamilNadu' where EMP_id=3003;</text:p>
      <text:p text:style-name="Standard">update EMPLOYEE set EMP_ADD_Sta=’Maharashtra' where EMP_id=3004;</text:p>
      <text:p text:style-name="Standard">update EMPLOYEE set EMP_ADD_Sta=’Maharashtra' where EMP_id=3005;</text:p>
      <text:p text:style-name="Standard">update EMPLOYEE set EMP_ADD_Sta=’TamilNadu' where EMP_id=3006;</text:p>
      <text:p text:style-name="Standard">update EMPLOYEE set EMP_ADD_Sta=’TamilNadu' where EMP_id=3007;</text:p>
      <text:p text:style-name="Standard">update EMPLOYEE set EMP_ADD_Sta=’TamilNadu' where EMP_id=3008;</text:p>
      <text:p text:style-name="Standard">update EMPLOYEE set EMP_ADD_Sta=’Maharashtra' where EMP_id=3009;</text:p>
      <text:p text:style-name="Standard">update EMPLOYEE set EMP_ADD_Sta=’Maharashtra’ where EMP_id=3010;</text:p>
      <text:p text:style-name="Standard">update EMPLOYEE set EMP_ADD_Sta=’Maharashtra' where EMP_id=3011;</text:p>
      <text:p text:style-name="Standard"/>
      <text:p text:style-name="Standard"/>
      <text:p text:style-name="Standard">update employee set join_date ='17-AUG-2010' where emp_id = 3001;</text:p>
      <text:p text:style-name="Standard">update employee set join_date ='24-SEP-2012' where emp_id = 3002;</text:p>
      <text:p text:style-name="Standard">update employee set join_date ='02-OCT-2011' where emp_id = 3003;</text:p>
      <text:p text:style-name="Standard">update employee set join_date ='19-JUL-2014' where emp_id = 3004;</text:p>
      <text:p text:style-name="Standard">update employee set join_date ='13-JAN-2013' where emp_id = 3005;</text:p>
      <text:p text:style-name="Standard">update employee set join_date ='16-MAR-2013' where emp_id = 3006;</text:p>
      <text:p text:style-name="Standard">update employee set join_date ='29-MAY-2014' where emp_id = 3007;</text:p>
      <text:p text:style-name="Standard">update employee set join_date ='09-JUN-2006' where emp_id = 3008;</text:p>
      <text:p text:style-name="Standard">update employee set join_date ='18-NOV-2008'<text:s/>where emp_id = 3009;</text:p>
      <text:p text:style-name="Standard">update employee set join_date ='17-DEC-2009' where emp_id = 3010;</text:p>
      <text:p text:style-name="Standard"/>
      <text:p text:style-name="Standard">insert into service(service_id,duration,paint_colour,tinkering,wash_id) values(4001,'1 day',' ',' ',1001);</text:p>
      <text:p text:style-name="Standard">insert into<text:s/>service(service_id,duration,paint_colour,tinkering,wash_id) values(4002,'1 day',' ',' ',1001);</text:p>
      <text:p text:style-name="Standard">insert into service(service_id,duration,paint_colour,tinkering,wash_id) values(4003,'3 Hrs',' ','<text:s/><text:soft-page-break/>',1002);</text:p>
      <text:p text:style-name="Standard">insert into<text:s/>service(service_id,duration,paint_colour,tinkering,wash_id) values(4004,'6 Hrs','Red ','Selected ',1003);</text:p>
      <text:p text:style-name="Standard">insert into service(service_id,duration,paint_colour,tinkering,wash_id) values(4005,'1 day','Blue ','Selected ',1001);</text:p>
      <text:p text:style-name="Standard">insert into service(service_id,duration,paint_colour,tinkering,wash_id) values(4006,'4 Hrs',' ',' ',1004);</text:p>
      <text:p text:style-name="Standard">insert into service(service_id,duration,paint_colour,tinkering,wash_id) values(4007,'5 Hrs','Gray',' ',1007);</text:p>
      <text:p text:style-name="Standard">insert into service(service_id,duration,paint_colour,tinkering,wash_id) values(4008,'8 Hrs','Red','Selected',1008);</text:p>
      <text:p text:style-name="Standard">insert into service(service_id,duration,paint_colour,tinkering,wash_id) values(4009,'1 day',' ','Selected',1011);</text:p>
      <text:p text:style-name="Standard">insert into service(service_id,duration,paint_colour,tinkering,wash_id) values(4010,'6 Hrs',' ',' ',1005);</text:p>
      <text:p text:style-name="Standard"/>
      <text:p text:style-name="Standard">insert into customer_service(customer_service_id,service_id,office_id,start_date,deliver_date) values(5001,4006,2001,'28-JAN-2020','29-JAN-2020');</text:p>
      <text:p text:style-name="Standard">insert into customer_service(customer_service_id,service_id,office_id,start_date,deliver_date) values(5002,4006,2001,'29-JAN-2020','30-JAN-2020');</text:p>
      <text:p text:style-name="Standard">insert into customer_service(customer_service_id,service_id,office_id,start_date,deliver_date) values(5003,4006,2001,'30-JAN-2020','30-JAN-2020');</text:p>
      <text:p text:style-name="Standard">insert into customer_service(customer_service_id,service_id,office_id,start_date,deliver_date) values(5004,4006,2003,'01-FEB-2020','01-FEB-2020');</text:p>
      <text:p text:style-name="Standard">insert into customer_service(customer_service_id,service_id,office_id,start_date,deliver_date) values(5005,4006,2003,'01-FEB-2020','02-FEB-2020');</text:p>
      <text:p text:style-name="Standard">insert into customer_service(customer_service_id,service_id,office_id,start_date,deliver_date) values(5006,4006,2006,'24-JAN-2020','24-JAN-2020');</text:p>
      <text:p text:style-name="Standard">insert into customer_service(customer_service_id,service_id,office_id,start_date,deliver_date) values(5007,4007,2008,'25-JAN-2020','25-JAN-2020');</text:p>
      <text:p text:style-name="Standard">insert into customer_service(customer_service_id,service_id,office_id,start_date,deliver_date) values(5008,4008,2008,'26-JAN-2020','26-JAN-2020');</text:p>
      <text:p text:style-name="Standard">insert into customer_service(customer_service_id,service_id,office_id,start_date,deliver_date) values(5009,4009,2010,'26-JAN-2020','27-JAN-2020');</text:p>
      <text:p text:style-name="Standard">insert into customer_service(customer_service_id,service_id,office_id,start_date,deliver_date) values(5010,4010,2004,'27-JAN-2020','27-JAN-2020');</text:p>
      <text:p text:style-name="Standard"/>
      <text:p text:style-name="Standard"/>
      <text:p text:style-name="Standard">Insert into tookby(customer_service_id,emp_id) values(5001,3001);</text:p>
      <text:p text:style-name="Standard">Insert into tookby(customer_service_id,emp_id) values(5002,3002);</text:p>
      <text:p text:style-name="Standard">Insert into tookby(customer_service_id,emp_id) values(5003,3003);</text:p>
      <text:p text:style-name="Standard">Insert into tookby(customer_service_id,emp_id) values(5004,3004);</text:p>
      <text:p text:style-name="Standard">Insert into tookby(customer_service_id,emp_id) values(5005,3005);</text:p>
      <text:p text:style-name="Standard">Insert into tookby(customer_service_id,emp_id) values(5006,3006);</text:p>
      <text:p text:style-name="Standard">Insert into tookby(customer_service_id,emp_id) values(5007,3007);</text:p>
      <text:p text:style-name="Standard">Insert into tookby(customer_service_id,emp_id) values(5008,3008);</text:p>
      <text:p text:style-name="Standard">Insert into<text:s/>tookby(customer_service_id,emp_id) values(5009,3009);</text:p>
      <text:p text:style-name="Standard">Insert into tookby(customer_service_id,emp_id) values(5010,3010);</text:p>
      <text:p text:style-name="Standard"/>
      <text:p text:style-name="Standard"/>
      <text:p text:style-name="Standard">Insert into customer(customer_id,customer_address,car_number,gender,customer_name,contact_no,office_id,c<text:soft-page-break/>ustomer_service_id) values(6001,’Chennai’,’TN-06-A-6754’,’MALE’,’Robert’,9882323012,2001,5001);</text:p>
      <text:p text:style-name="Standard">Insert into customer(customer_id,customer_address,car_number,gender,customer_name,contact_no,office_id,customer_service_id) values(6002,’Chennai’,’TN-08-SR-7321’,’MALE’,’George’,7902324221,2001,5002);</text:p>
      <text:p text:style-name="Standard">Insert into customer(customer_id,customer_address,car_number,gender,customer_name,contact_no,office_id,customer_service_id) values(6003,’Chennai’,’TN-10-G-6032’,’FEMALE’,’Liz’,6992813234,2001,5003);</text:p>
      <text:p text:style-name="Standard">Insert into customer(customer_id,customer_address,car_number,gender,customer_name,contact_no,office_id,customer_service_id) values(6004,’Mumbai’,’MH-04-CN-8742’,’FEMALE’,’Mary’,8902945482,2003,5004);</text:p>
      <text:p text:style-name="Standard">Insert into customer(customer_id,customer_address,car_number,gender,customer_name,contact_no,office_id,customer_service_id) values(6005,’Mumbai’,’MH-03-CW-3464’,’MALE’,’Raj’,7792013122,2003,5005);</text:p>
      <text:p text:style-name="Standard">Insert into customer(customer_id,customer_address,car_number,gender,customer_name,contact_no,office_id,customer_service_id) values(6006,’Coimabtore’,’TN-10-AD-6809’,’MALE’,’Rohit’,7987983128,2006,5006);</text:p>
      <text:p text:style-name="Standard">Insert into customer(customer_id,customer_address,car_number,gender,customer_name,contact_no,office_id,customer_service_id) values(6007,’Madurai’,’TN-10-B-2325’,’MALE’,’Rajesh’,8902038113,2008,5007);</text:p>
      <text:p text:style-name="Standard">Insert into customer(customer_id,customer_address,car_number,gender,customer_name,contact_no,office_id,customer_service_id) values(6008,’Madurai’,’TN-07-BS-2734’,’MALE’,’John kumar’,9892238684,2008,5008);</text:p>
      <text:p text:style-name="Standard">Insert into customer(customer_id,customer_address,car_number,gender,customer_name,contact_no,office_id,customer_service_id) values(6009,’Erode’,’TN-10-E-7892’,’MALE’,’Kumaran’,9908261322,2010,5009);</text:p>
      <text:p text:style-name="Standard">Insert into customer(customer_id,customer_address,car_number,gender,customer_name,contact_no,office_id,customer_service_id) values(6010,’Mumbai’,’MH-05-CM-7008’,’MALE’,’Lokesh’,9878728243,2004,5010);</text:p>
      <text:p text:style-name="Standard"/>
      <text:p text:style-name="Standard">Insert into car(colour,model,car_name,car_id,customer_id) values ('Red’,’C-class’,’Benz’,701,6001); Insert into car(colour,model,car_name,car_id,customer_id) values('Silver’,’Indica’,’TATA’,702,6002);</text:p>
      <text:p text:style-name="Standard">Insert into car(colour,model,car_name,car_id,customer_id) values('Blue’,’Verna’,’Hyundai’,703,6003);</text:p>
      <text:p text:style-name="Standard">Insert into car(colour,model,car_name,car_id,customer_id) values('White’,’X1’,’BMW’,704,6004);</text:p>
      <text:p text:style-name="Standard">Insert into car(colour,model,car_name,car_id,customer_id) values('Blue’,’Octavia’,’Skoda’,705,6005);</text:p>
      <text:p text:style-name="Standard">Insert into car(colour,model,car_name,car_id,customer_id) values('White’,’Swift’,’Suzuki’,706,6006);</text:p>
      <text:p text:style-name="Standard">Insert into car(colour,model,car_name,car_id,customer_id) values('Black’,’Corolla’,’Toyota’,707,6007);</text:p>
      <text:p text:style-name="Standard">Insert into car(colour,model,car_name,car_id,customer_id) values('Blue’,’800’,’Maruthi’,708,6008);</text:p>
      <text:soft-page-break/>
      <text:p text:style-name="Standard">Insert into car(colour,model,car_name,car_id,customer_id) values('White’,’S90’,’Volvo’,709,6009);</text:p>
      <text:p text:style-name="Standard">Insert into car(colour,model,car_name,car_id,customer_id) values('Red’,’Linea’,’Fiat’,710,6010);</text:p>
      <text:p text:style-name="Standard"/>
      <text:p text:style-name="Standard"/>
      <text:p text:style-name="Standard"/>
      <text:p text:style-name="P2"/>
      <text:p text:style-name="Standard">insert into booking (booking_id,pay_id,office_id,duration,service_id,customer_id,car_id) values (901,801,2001,’1 day’,4001,6001,701);</text:p>
      <text:p text:style-name="Standard">insert into booking<text:s/>(booking_id,pay_id,office_id,duration,service_id,customer_id,car_id) values(902,802,2001,’1 day’,4002,6002,702) ;</text:p>
      <text:p text:style-name="Standard">insert into booking (booking_id,pay_id,office_id,duration,service_id,customer_id,car_id) values(903,803,2001,’3 Hrs’,4003,6003,703) ;</text:p>
      <text:p text:style-name="Standard">insert<text:s/>into booking (booking_id,pay_id,office_id,duration,service_id,customer_id,car_id) values(904,804,2003,’6 Hrs’,4004,6004,704) ;</text:p>
      <text:p text:style-name="Standard">insert into booking (booking_id,pay_id,office_id,duration,service_id,customer_id,car_id) values (905,805,2003,’1 day’,4005,6005,705);</text:p>
      <text:p text:style-name="Standard">insert into booking (booking_id,pay_id,office_id,duration,service_id,customer_id,car_id) values (906,806,2006,’4 Hrs’,4006,6006,706);</text:p>
      <text:p text:style-name="Standard">insert into booking (booking_id,pay_id,office_id,duration,service_id,customer_id,car_id) values(907,807,2008,’5 Hrs’,4007,6007,707) ;</text:p>
      <text:p text:style-name="Standard">insert into booking (booking_id,pay_id,office_id,duration,service_id,customer_id,car_id) values (908,808,2008,’8 Hrs’,4008,6008,708);</text:p>
      <text:p text:style-name="Standard">insert into booking (booking_id,pay_id,office_id,duration,service_id,customer_id,car_id) values (909,809,2010,’1 day’,4009,6009,709);</text:p>
      <text:p text:style-name="Standard">insert into booking (booking_id,pay_id,office_id,duration,service_id,customer_id,car_id) values(910,810,2004,’6 Hrs’,4010,6010,710) ;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ithish Kumar</meta:initial-creator>
    <dc:creator>AutoBVT</dc:creator>
    <meta:creation-date>2020-02-22T00:39:00Z</meta:creation-date>
    <dc:date>2020-03-30T11:54:00Z</dc:date>
    <meta:template xlink:href="Normal" xlink:type="simple"/>
    <meta:editing-cycles>38</meta:editing-cycles>
    <meta:editing-duration>PT26400S</meta:editing-duration>
    <meta:document-statistic meta:page-count="8" meta:paragraph-count="39" meta:word-count="2932" meta:character-count="19611" meta:row-count="139" meta:non-whitespace-character-count="16718"/>
  </office:meta>
</office:document-meta>
</file>